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verpass" svg:font-family="Overpass" style:font-pitch="variable"/>
    <style:font-face style:name="Calibri" svg:font-family="Calibri" style:font-family-generic="roman" style:font-pitch="variable"/>
    <style:font-face style:name="Segoe UI" svg:font-family="'Segoe UI'" style:font-family-generic="roman" style:font-pitch="variable"/>
    <style:font-face style:name="Segoe UI Semibold" svg:font-family="'Segoe UI Semibold'"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Segoe UI Semibold1" svg:font-family="'Segoe UI Semibold'" style:font-family-generic="system" style:font-pitch="variable"/>
  </office:font-face-decls>
  <office:automatic-styles>
    <style:style style:name="P1" style:family="paragraph" style:parent-style-name="Standard">
      <style:text-properties style:font-name="Overpass"/>
    </style:style>
    <style:style style:name="P2" style:family="paragraph" style:parent-style-name="Standard">
      <style:paragraph-properties fo:line-height="150%" fo:text-align="justify" style:justify-single-word="false"/>
      <style:text-properties style:font-name="Overpass" fo:font-size="16pt" style:font-size-asian="16pt" style:font-name-complex="Segoe UI1"/>
    </style:style>
    <style:style style:name="P3" style:family="paragraph" style:parent-style-name="Standard">
      <style:paragraph-properties fo:text-align="center" style:justify-single-word="false"/>
      <style:text-properties style:font-name="Overpass" fo:font-size="16pt" fo:font-weight="bold" style:font-size-asian="16pt" style:font-weight-asian="bold" style:font-name-complex="Segoe UI1" style:font-weight-complex="bold"/>
    </style:style>
    <style:style style:name="P4" style:family="paragraph" style:parent-style-name="Standard">
      <style:paragraph-properties fo:line-height="150%" fo:text-align="justify" style:justify-single-word="false"/>
      <style:text-properties style:font-name="Overpass"/>
    </style:style>
    <style:style style:name="P5" style:family="paragraph" style:parent-style-name="Standard">
      <style:paragraph-properties fo:line-height="150%" fo:text-align="justify" style:justify-single-word="false"/>
      <style:text-properties style:font-name="Overpass" fo:font-size="12pt" officeooo:rsid="0009c314" style:font-size-asian="12pt" style:font-name-complex="Segoe UI1"/>
    </style:style>
    <style:style style:name="P6" style:family="paragraph" style:parent-style-name="Standard">
      <style:paragraph-properties fo:line-height="150%" fo:text-align="justify" style:justify-single-word="false"/>
      <style:text-properties style:font-name="Overpass" fo:font-size="12pt" style:font-size-asian="12pt" style:font-name-complex="Segoe UI1"/>
    </style:style>
    <style:style style:name="P7" style:family="paragraph" style:parent-style-name="Standard">
      <style:paragraph-properties fo:line-height="150%" fo:text-align="justify" style:justify-single-word="false"/>
      <style:text-properties style:font-name="Overpass" fo:font-size="12pt" officeooo:rsid="00083026" officeooo:paragraph-rsid="00083026" style:font-size-asian="12pt" style:font-name-complex="Segoe UI1"/>
    </style:style>
    <style:style style:name="P8" style:family="paragraph" style:parent-style-name="Standard">
      <style:paragraph-properties fo:line-height="150%" fo:text-align="justify" style:justify-single-word="false"/>
      <style:text-properties style:font-name="Overpass" fo:font-size="12pt" officeooo:rsid="00083026" officeooo:paragraph-rsid="000cef1f" style:font-size-asian="12pt" style:font-name-complex="Segoe UI1"/>
    </style:style>
    <style:style style:name="P9" style:family="paragraph" style:parent-style-name="Standard" style:list-style-name="L1">
      <style:paragraph-properties fo:line-height="150%" fo:text-align="justify" style:justify-single-word="false"/>
      <style:text-properties style:font-name="Overpass" fo:font-size="12pt" officeooo:rsid="00083026" officeooo:paragraph-rsid="000cef1f" style:font-size-asian="12pt" style:font-name-complex="Segoe UI1"/>
    </style:style>
    <style:style style:name="P10" style:family="paragraph" style:parent-style-name="Standard">
      <style:paragraph-properties fo:text-align="justify" style:justify-single-word="false"/>
      <style:text-properties style:font-name="Overpass" fo:font-size="12pt" style:font-size-asian="12pt" style:font-name-complex="Segoe UI1"/>
    </style:style>
    <style:style style:name="P11" style:family="paragraph" style:parent-style-name="Standard">
      <style:paragraph-properties fo:line-height="150%" fo:text-align="justify" style:justify-single-word="false"/>
      <style:text-properties style:font-name="Overpass" fo:font-size="12pt" officeooo:rsid="000cef1f" officeooo:paragraph-rsid="000cef1f" style:font-size-asian="12pt" style:font-name-complex="Segoe UI1"/>
    </style:style>
    <style:style style:name="P12" style:family="paragraph" style:parent-style-name="Standard">
      <style:paragraph-properties fo:line-height="150%" fo:text-align="justify" style:justify-single-word="false"/>
      <style:text-properties style:font-name="Overpass" fo:font-size="12pt" fo:font-weight="bold" style:font-size-asian="12pt" style:font-weight-asian="bold" style:font-name-complex="Segoe UI1" style:font-weight-complex="bold"/>
    </style:style>
    <style:style style:name="P13" style:family="paragraph" style:parent-style-name="Standard" style:list-style-name="L1">
      <style:paragraph-properties fo:line-height="150%" fo:text-align="justify" style:justify-single-word="false"/>
      <style:text-properties style:font-name="Overpass" officeooo:rsid="0009c314" officeooo:paragraph-rsid="0009c314"/>
    </style:style>
    <style:style style:name="P14" style:family="paragraph" style:parent-style-name="Standard" style:list-style-name="L1">
      <style:paragraph-properties fo:line-height="150%" fo:text-align="justify" style:justify-single-word="false"/>
      <style:text-properties style:font-name="Overpass" officeooo:rsid="00083026" officeooo:paragraph-rsid="00083026"/>
    </style:style>
    <style:style style:name="P15" style:family="paragraph" style:parent-style-name="Standard" style:list-style-name="L1">
      <style:paragraph-properties fo:line-height="150%" fo:text-align="justify" style:justify-single-word="false"/>
      <style:text-properties style:font-name="Overpass" officeooo:rsid="00083026" officeooo:paragraph-rsid="000ad1ac"/>
    </style:style>
    <style:style style:name="P16" style:family="paragraph" style:parent-style-name="Standard" style:list-style-name="L1">
      <style:paragraph-properties fo:line-height="150%" fo:text-align="justify" style:justify-single-word="false"/>
      <style:text-properties style:font-name="Overpass" officeooo:rsid="00083026" officeooo:paragraph-rsid="000b1c09"/>
    </style:style>
    <style:style style:name="P17" style:family="paragraph" style:parent-style-name="Standard" style:master-page-name="Standard">
      <style:paragraph-properties fo:text-align="center" style:justify-single-word="false" style:page-number="auto"/>
      <style:text-properties style:font-name="Overpass" fo:font-size="18pt" fo:font-weight="bold" style:font-size-asian="18pt" style:font-weight-asian="bold" style:font-name-complex="Segoe UI Semibold1" style:font-weight-complex="bold"/>
    </style:style>
    <style:style style:name="P18" style:family="paragraph" style:parent-style-name="List_20_Paragraph" style:list-style-name="L2">
      <style:paragraph-properties fo:line-height="150%" fo:text-align="justify" style:justify-single-word="false"/>
      <style:text-properties style:font-name="Overpass" fo:font-size="12pt" style:font-size-asian="12pt" style:font-name-complex="Segoe UI1"/>
    </style:style>
    <style:style style:name="P19" style:family="paragraph" style:parent-style-name="List_20_Paragraph" style:list-style-name="L3">
      <style:paragraph-properties fo:line-height="150%" fo:text-align="justify" style:justify-single-word="false"/>
      <style:text-properties style:font-name="Overpass" fo:font-size="12pt" style:font-size-asian="12pt" style:font-name-complex="Segoe UI1"/>
    </style:style>
    <style:style style:name="P20" style:family="paragraph" style:parent-style-name="List_20_Paragraph">
      <style:paragraph-properties fo:margin-left="0cm" fo:margin-right="0cm" fo:line-height="150%" fo:text-align="justify" style:justify-single-word="false" fo:text-indent="0cm" style:auto-text-indent="false"/>
      <style:text-properties style:font-name="Overpass" fo:font-size="12pt" officeooo:rsid="0009c314" officeooo:paragraph-rsid="0009c314" style:font-size-asian="12pt" style:font-name-complex="Segoe UI1"/>
    </style:style>
    <style:style style:name="P21" style:family="paragraph" style:parent-style-name="List_20_Paragraph">
      <style:paragraph-properties fo:margin-left="0cm" fo:margin-right="0cm" fo:line-height="150%" fo:text-align="justify" style:justify-single-word="false" fo:text-indent="0cm" style:auto-text-indent="false"/>
      <style:text-properties style:font-name="Overpass" fo:font-size="12pt" fo:font-weight="bold" officeooo:rsid="0009c314" officeooo:paragraph-rsid="0009c314" style:font-size-asian="12pt" style:font-weight-asian="bold" style:font-name-complex="Segoe UI1" style:font-weight-complex="bold"/>
    </style:style>
    <style:style style:name="T1" style:family="text">
      <style:text-properties fo:font-size="12pt" style:font-size-asian="12pt" style:font-name-complex="Segoe UI1"/>
    </style:style>
    <style:style style:name="T2" style:family="text">
      <style:text-properties fo:font-size="12pt" officeooo:rsid="00083026" style:font-size-asian="12pt" style:font-name-complex="Segoe UI1"/>
    </style:style>
    <style:style style:name="T3" style:family="text">
      <style:text-properties fo:font-size="12pt" officeooo:rsid="0009c314" style:font-size-asian="12pt" style:font-name-complex="Segoe UI1"/>
    </style:style>
    <style:style style:name="T4" style:family="text">
      <style:text-properties fo:font-size="12pt" officeooo:rsid="000ad1ac" style:font-size-asian="12pt" style:font-name-complex="Segoe UI1"/>
    </style:style>
    <style:style style:name="T5" style:family="text">
      <style:text-properties fo:font-size="12pt" officeooo:rsid="000b1c09" style:font-size-asian="12pt" style:font-name-complex="Segoe UI1"/>
    </style:style>
    <style:style style:name="T6" style:family="text">
      <style:text-properties officeooo:rsid="0009c314"/>
    </style:style>
    <style:style style:name="T7" style:family="text">
      <style:text-properties officeooo:rsid="000cef1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ECS Lab Report</text:p>
      <text:p text:style-name="P3">SQL Injection</text:p>
      <text:p text:style-name="P2"/>
      <text:p text:style-name="P4"><text:span text:style-name="T2">SQL injection is an attack that targets the inherent vulnerabilities of a database that utilizes SQL to perform CRUD (Create, Read, U</text:span><text:span text:style-name="T3">pdate, Delete) operations. This report is one that details the SQL injection attacks that were run on certain environments to understand the flaws of an insecure database and thus understand how to better secure a database.</text:span></text:p>
      <text:p text:style-name="P5"/>
      <text:p text:style-name="P12">Testing Environments:</text:p>
      <text:p text:style-name="P6">The testing environments were of two types; one that was to simulate a login portal, while the other kind was intentionally vulnerable web application that was designed with such attacks in mind. The self-designed testing environments include:</text:p>
      <text:list xml:id="list3496041624" text:style-name="L3">
        <text:list-item>
          <text:p text:style-name="P19">Login and register portal system, with barebones PHP code which did not use security mechanisms of any kind.</text:p>
        </text:list-item>
        <text:list-item>
          <text:p text:style-name="P19">Improved login and register portal system with backend-sanitized input.</text:p>
        </text:list-item>
        <text:list-item>
          <text:p text:style-name="P19">Further improved login and register portal system with hashing passwords and optionally the username too.</text:p>
        </text:list-item>
        <text:list-item>
          <text:p text:style-name="P19">Maximally improved login and register system utilizing PHP’s password encryption method to encrypt the password and the password verify function to verify the password, along with the username stored in hashed format.</text:p>
        </text:list-item>
      </text:list>
      <text:p text:style-name="P20"/>
      <text:p text:style-name="P21">Testing:</text:p>
      <text:p text:style-name="P6">A set of SQL injection queries were run against each of the above mentioned testing environments. The tests included:</text:p>
      <text:list xml:id="list4255596017" text:style-name="L2">
        <text:list-item>
          <text:p text:style-name="P18"><text:soft-page-break/>Blind SQL injection to bypass login verification</text:p>
        </text:list-item>
        <text:list-item>
          <text:p text:style-name="P18">SQL injection to extract data out of user credentials table</text:p>
        </text:list-item>
      </text:list>
      <text:p text:style-name="P6">Upon testing on the self-built testing environments, the SQL injection queries yielded the following results:</text:p>
      <text:p text:style-name="P6">On the login system utilizing barebones code, blind SQL injection techniques were successfully able to bypass login verification and provide authorized access to the resource.</text:p>
      <text:p text:style-name="P6">On the login system utilizing sanitized input fields, some blind SQL injection techniques failed to execute due to the presence of characters like whitespace.</text:p>
      <text:p text:style-name="P6">On the login system utilizing hashed passwords, all blind SQL injection techniques failed, due to the fact that the fields were being hashed and thus could not help provide a bypass mechanism to the login system.</text:p>
      <text:p text:style-name="P6">On the login system utilizing PHP’s password encryption method, all blind SQL injection attacks failed, since the cleartext password was encrypted and salted, to form the ciphertext which was later used with the password_verify() function of PHP, which automatically handles special characters and escape characters. Blind SQL injection on the username field would also not work, and this can be attributed to two cases:</text:p>
      <text:p text:style-name="P6">If the username was stored and retrieved in a hashed format, then escaping the query wouldn’t work since the query is being run with the hash of the username.</text:p>
      <text:p text:style-name="P6">Even if the username was not stored and retrieved in a hashed format, then escaping the query would work, but still the password verification would not occur, and thus bypass becomes unattainable. </text:p>
      <text:p text:style-name="P6"/>
      <text:p text:style-name="P6">The SQL injection techniques to generate/extract data out of the user credentials table would not produce the intended effect on any variant of the login systems, since the <text:soft-page-break/>login systems were designed with it needing to only verify the username and password combination, and not return any value back.</text:p>
      <text:p text:style-name="P6"/>
      <text:p text:style-name="P4"><text:span text:style-name="T1">The second testing environment was </text:span><text:span text:style-name="T2">an intentionally vulnerable web application designed for demonstrating and testing web attacks. The specific web application that was used was the DVWA (Damn Vulnerable Web Application).</text:span></text:p>
      <text:p text:style-name="P7">A barrage of SQL injection attacks were run against this application, which includes the following:</text:p>
      <text:p text:style-name="P7"/>
      <text:list xml:id="list1373237203" text:style-name="L1">
        <text:list-item>
          <text:p text:style-name="P13"><text:span text:style-name="T1">Escaping the SQL query using field termination by end quote and appending a condition that is always true, along with commenting the rest of the query out using ‘#’ symbol. (</text:span><text:span text:style-name="T2">‘ or 1=1#</text:span><text:span text:style-name="T1">) (</text:span><text:span text:style-name="T2">%' or '0'='0’</text:span><text:span text:style-name="T1">#)</text:span></text:p>
        </text:list-item>
        <text:list-item>
          <text:p text:style-name="P14"><text:span text:style-name="T3">Using a similar technique to return a result with version of the database. (</text:span><text:span text:style-name="T1">' or 1=1 union select null, version() #</text:span><text:span text:style-name="T3">)</text:span></text:p>
        </text:list-item>
        <text:list-item>
          <text:p text:style-name="P15"><text:span text:style-name="T3">Using a similar technique to return a result with </text:span><text:span text:style-name="T4">the current user that accesses</text:span><text:span text:style-name="T3"> the database.</text:span><text:span text:style-name="T4"> (</text:span><text:span text:style-name="T1">' or 1=1 union select null, user() #</text:span><text:span text:style-name="T4">)</text:span></text:p>
        </text:list-item>
        <text:list-item>
          <text:p text:style-name="P15"><text:span text:style-name="T3">Using a similar technique to return a result with </text:span><text:span text:style-name="T4">name</text:span><text:span text:style-name="T3"> of the database. </text:span><text:span text:style-name="T4">(</text:span><text:span text:style-name="T1">‘ or 1=1 union select null, database() #</text:span><text:span text:style-name="T4">)</text:span></text:p>
        </text:list-item>
        <text:list-item>
          <text:p text:style-name="P15"><text:span text:style-name="T3">Using a similar technique to return </text:span><text:span text:style-name="T5">all the tables stored in</text:span><text:span text:style-name="T3"> the database. </text:span><text:span text:style-name="T5">(</text:span><text:span text:style-name="T1">' or 1=1 union select null, table_name from information_schema.tables #</text:span><text:span text:style-name="T5">)</text:span></text:p>
        </text:list-item>
        <text:list-item>
          <text:p text:style-name="P16"><text:span text:style-name="T3">Using a similar technique to return </text:span><text:span text:style-name="T5">all the tables whose name starts with the string ‘name’ stored in</text:span><text:span text:style-name="T3"> the database. </text:span><text:span text:style-name="T5">(</text:span><text:span text:style-name="T1">' or 1=1 union select null, table_name from information_schema.tables where table_name like 'user%'#</text:span><text:span text:style-name="T5">)</text:span></text:p>
        </text:list-item>
        <text:list-item>
          <text:p text:style-name="P9"><text:soft-page-break/><text:span text:style-name="T6">Using a similar technique to return the table name and column names of the current table stored in the database. (</text:span>' or 1=1 union select null, concat(table_name,0x0a,column_name) from information_schema.columns where table_name= 'users'#<text:span text:style-name="T7">)</text:span></text:p>
        </text:list-item>
        <text:list-item>
          <text:p text:style-name="P9"><text:span text:style-name="T6">Using a similar technique to return all the credentials in the current table stored in the database. (</text:span>' or 1=1 union select null, concat(first_name,0x0a,last_name,0x0a,user,0x0a,password) from users #<text:span text:style-name="T7">)</text:span></text:p>
        </text:list-item>
      </text:list>
      <text:p text:style-name="P8"/>
      <text:p text:style-name="P11">All the above attacks provided the intended results, since the application was geared to be vulnerable against these kinds of attacks.</text:p>
      <text:p text:style-name="P10"/>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verpass" svg:font-family="Overpass" style:font-pitch="variable"/>
    <style:font-face style:name="Calibri" svg:font-family="Calibri" style:font-family-generic="roman" style:font-pitch="variable"/>
    <style:font-face style:name="Segoe UI" svg:font-family="'Segoe UI'" style:font-family-generic="roman" style:font-pitch="variable"/>
    <style:font-face style:name="Segoe UI Semibold" svg:font-family="'Segoe UI Semibold'"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Segoe UI Semibold1" svg:font-family="'Segoe UI Semibol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rant Titus</meta:initial-creator>
    <meta:editing-cycles>6</meta:editing-cycles>
    <meta:creation-date>2018-09-28T10:49:00</meta:creation-date>
    <dc:date>2018-10-04T14:04:17.942631664</dc:date>
    <meta:editing-duration>PT2H39M43S</meta:editing-duration>
    <meta:generator>LibreOffice/6.0.3.2$Linux_X86_64 LibreOffice_project/00m0$Build-2</meta:generator>
    <meta:document-statistic meta:table-count="0" meta:image-count="0" meta:object-count="0" meta:page-count="4" meta:paragraph-count="32" meta:word-count="784" meta:character-count="4946" meta:non-whitespace-character-count="420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